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configuration&gt;</text:p>
      <text:p text:style-name="Standard"><text:s text:c="2"/>&lt;system.web&gt;</text:p>
      <text:p text:style-name="Standard"><text:s text:c="4"/>&lt;authorization&gt;</text:p>
      <text:p text:style-name="Standard"><text:s text:c="6"/>&lt;!-- Allow access for specific users --&gt;</text:p>
      <text:p text:style-name="Standard"><text:s text:c="6"/>&lt;allow users="DOMAIN\AdminUser" /&gt;</text:p>
      <text:p text:style-name="Standard"><text:s text:c="6"/>&lt;!-- Deny access for all other users --&gt;</text:p>
      <text:p text:style-name="Standard"><text:s text:c="6"/>&lt;deny users="*" /&gt;</text:p>
      <text:p text:style-name="Standard"><text:s text:c="4"/>&lt;/authorization&gt;</text:p>
      <text:p text:style-name="Standard"><text:s text:c="2"/>&lt;/system.web&gt;</text:p>
      <text:p text:style-name="Standard">&lt;/configuration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09:53:19.970133171</meta:creation-date>
    <dc:date>2024-05-03T09:53:59.174676623</dc:date>
    <meta:editing-duration>PT39S</meta:editing-duration>
    <meta:editing-cycles>1</meta:editing-cycles>
    <meta:document-statistic meta:table-count="0" meta:image-count="0" meta:object-count="0" meta:page-count="1" meta:paragraph-count="10" meta:word-count="29" meta:character-count="255" meta:non-whitespace-character-count="202"/>
    <meta:generator>LibreOffice/7.5.9.2$Linux_X86_64 LibreOffice_project/50$Build-2</meta:generator>
  </office:meta>
</office:document-meta>
</file>